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まあ、お犬小屋みたいな粗末な部屋です<text:line-break/>こと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それで？　例の試薬というのはどれのこと<text:line-break/>かしら・・・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聞こえる～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入った部屋の右を見てごらん。　番号の<text:line-break/>書かれたボトルがいくつか並んでるでしょ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今からあたしが指示するとおりに、ボトルの<text:line-break/>試薬を飲んでちょうだいね～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サッファ、そこにいますの？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いるよ。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もし館長が怪しい動きをなさったり、わたくしの<text:line-break/>様子がおかしかったら、すぐに彼女を攻撃<text:line-break/>して構いませんわ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うん、もちろんそのつもりだよ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だはは～・・・信用ないなぁ・・・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ま、好きにしてくれていいけどね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さてと！　そんじゃ実験開始といこうか！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まずは「2」と書かれたボトルの薬を1メモリだけ<text:line-break/>飲んでちょ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これですわね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ごく・・・ごく・・・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さあ、飲みましたわよ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・・・特に変化は無いようですけれど・・・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ベースとなる成分の一部だからね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これから少しずつ調整をかけていくよん。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じゃあ次に、「3」のボトルを1.5メモリ飲んでね。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オーケイ！　それじゃあ体内魔粒子の計測に<text:line-break/>入るから、赤い魔水晶の間に用意した椅子に<text:line-break/>座って待機してねー！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硬くて掛け心地最悪ですわ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おソファとかありませんの？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外部には秘密裏に設けた施設だから、そんな<text:line-break/>イイものは無いよ～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とりあえず、計測が一通り終わるまでそのまま<text:line-break/>動かないでねー！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うーん・・・</text:p>
          </table:table-cell>
          <table:table-cell table:number-columns-repeated="2"/>
          <table:table-cell office:value-type="string" calcext:value-type="string">
            <text:p>Map087</text:p>
          </table:table-cell>
          <table:table-cell/>
          <table:table-cell office:value-type="string" calcext:value-type="string">
            <text:p>Yeah…</text:p>
          </table:table-cell>
        </table:table-row>
        <table:table-row table:style-name="ro1">
          <table:table-cell office:value-type="string" calcext:value-type="string">
            <text:p>思ったより廃魔粒子の再結合が進んでない<text:line-break/>みたいだね～。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よし、「2」のやつを0.5メモリ飲み足して<text:line-break/>くれるかな？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はいはい、よろしくてよ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それで、またひたすら待たなくてはなりません<text:line-break/>の？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うん！　椅子でイイ子にしててね～！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はあ、退屈なお仕事ですわ・・・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さらに30分経過・・・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（うと・・・うと・・・）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はーいオッケーーーイ！！！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ひいぃぃっ！！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ななな、な、ななな何事ですのっ！？！？<text:line-break/>突然大きな声を！！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おろ？　そんなに大声だったかな？　ごめん<text:line-break/>ごめん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あ、ベース実験はこれで完了だよ！　いい感じ！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あ、あら、それは良かったですわね・・・<text:line-break/>（わたくしとしたことが、実験の最中にうたた寝を<text:line-break/>　・・・）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では、もうこの部屋から出ていいんですのね？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いやいや、これはまだ全工程の1/5だよ。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この後は「魔粒子定着」、「魔力増幅量の最大<text:line-break/>値と最低値算出」、「魔力定量の最適化」、んで<text:line-break/>最後に「魔力増強状態の維持」をやるから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それまでは部屋から出ちゃダメだし、もちろん<text:line-break/>おしっこも出しちゃダメだからね～！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思ったより先は長そうですわね・・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まあいいですわ。　さっさと次の実験に進んで<text:line-break/>くださいな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あいよ～！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んじゃさっそく、「4」のボトルを10メモリ飲んで<text:line-break/>くれる？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え！？　10メモリも・・・ですの！？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うん！　10メモリ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いよいよ魔力の増強に直接かかわる実験に<text:line-break/>入るから、気合入れて飲んでね！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わ・・・分かりましたわ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ごく・・・ごく・・・ごく・・・ごく・・・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・・・ぷはっ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はーい！　すぐに測定開始するから着席、着席<text:line-break/>！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（い、今のでお腹ちゃぷちゃぷになってしまい<text:line-break/>　ましたわ・・・）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（この調子であと4工程・・・）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（1つの工程が30分だとして、全部終了するのが<text:line-break/>　最速でも2時間・・・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（ま、まあ何とかなりますわ・・・きっと大丈夫<text:line-break/>　ですのよ。）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20+02:00</meta:creation-date>
    <dc:date>2019-09-25T12:30:44.279000000</dc:date>
    <dc:title>Untitled Spreadsheet</dc:title>
    <dc:description/>
    <dc:subject/>
    <meta:keyword/>
    <meta:editing-duration>PT15S</meta:editing-duration>
    <meta:editing-cycles>1</meta:editing-cycles>
    <meta:document-statistic meta:table-count="1" meta:cell-count="61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